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margin-top="0.529cm" fo:margin-bottom="0.529cm" style:contextual-spacing="false" fo:orphans="2" fo:widows="2" fo:text-indent="0cm" style:auto-text-indent="false"/>
      <style:text-properties fo:font-variant="normal" fo:text-transform="none" fo:color="#2d3b45" loext:opacity="100%" fo:letter-spacing="normal" loext:padding="0cm" loext:border="none"/>
    </style:style>
    <style:style style:name="P3" style:family="paragraph" style:parent-style-name="Standard">
      <style:paragraph-properties fo:margin-top="0.053cm" fo:margin-bottom="0.247cm" style:contextual-spacing="false" fo:text-align="center" style:justify-single-word="false" fo:orphans="2" fo:widows="2"/>
    </style:style>
    <style:style style:name="P4" style:family="paragraph" style:parent-style-name="Text_20_body">
      <style:paragraph-properties fo:margin-left="0cm" fo:margin-right="0cm" fo:margin-top="0.318cm" fo:margin-bottom="0.318cm" style:contextual-spacing="false" fo:text-align="justify" style:justify-single-word="false" fo:orphans="2" fo:widows="2" fo:text-indent="0cm" style:auto-text-indent="false"/>
      <style:text-properties fo:font-variant="normal" fo:text-transform="none" fo:color="#2d3b45" loext:opacity="100%" style:font-name="Lato Extended" fo:font-size="12pt" fo:letter-spacing="normal" fo:font-style="normal" fo:font-weight="normal" fo:background-color="#fafafa" loext:padding="0cm" loext:border="none"/>
    </style:style>
    <style:style style:name="P5" style:family="paragraph" style:parent-style-name="Text_20_body" style:list-style-name="L2">
      <style:paragraph-properties fo:margin-left="0cm" fo:margin-right="0cm" fo:margin-top="0.318cm" fo:margin-bottom="0.318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2d3b45" loext:opacity="100%" style:font-name="Lato Extended" fo:font-size="12pt" fo:letter-spacing="normal" fo:font-style="normal" fo:font-weight="normal" fo:background-color="#fafafa" loext:padding="0cm" loext:border="none"/>
    </style:style>
    <style:style style:name="P6" style:family="paragraph" style:parent-style-name="Text_20_body" style:list-style-name="L3">
      <style:paragraph-properties fo:margin-left="0cm" fo:margin-right="0cm" fo:margin-top="0cm" fo:margin-bottom="0.159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2d3b45" loext:opacity="100%" style:font-name="Lato Extended" fo:font-size="12pt" fo:letter-spacing="normal" fo:font-style="normal" fo:font-weight="normal" fo:background-color="#fafafa" loext:padding="0cm" loext:border="none"/>
    </style:style>
    <style:style style:name="P7" style:family="paragraph" style:parent-style-name="Text_20_body" style:list-style-name="L4">
      <style:paragraph-properties fo:margin-left="0cm" fo:margin-right="0cm" fo:margin-top="0cm" fo:margin-bottom="0.159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2d3b45" loext:opacity="100%" style:font-name="Lato Extended" fo:font-size="12pt" fo:letter-spacing="normal" fo:font-style="normal" fo:font-weight="normal" fo:background-color="#fafafa" loext:padding="0cm" loext:border="none"/>
    </style:style>
    <style:style style:name="P8" style:family="paragraph" style:parent-style-name="Text_20_body" style:list-style-name="L4">
      <style:paragraph-properties fo:margin-top="0cm" fo:margin-bottom="0.159cm" style:contextual-spacing="false" fo:text-align="justify" style:justify-single-word="false" fo:orphans="2" fo:widows="2" fo:padding="0cm" fo:border="none"/>
      <style:text-properties fo:font-variant="normal" fo:text-transform="none" fo:color="#2d3b45" loext:opacity="100%" style:font-name="Lato Extended" fo:font-size="12pt" fo:letter-spacing="normal" fo:font-style="normal" fo:font-weight="normal" fo:background-color="#fafafa" loext:padding="0cm" loext:border="none"/>
    </style:style>
    <style:style style:name="P9" style:family="paragraph" style:parent-style-name="Text_20_body" style:list-style-name="L5">
      <style:paragraph-properties fo:margin-left="0cm" fo:margin-right="0cm" fo:margin-top="0cm" fo:margin-bottom="0.159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2d3b45" loext:opacity="100%" style:font-name="Lato Extended" fo:font-size="12pt" fo:letter-spacing="normal" fo:font-style="normal" fo:font-weight="normal" fo:background-color="#fafafa" loext:padding="0cm" loext:border="none"/>
    </style:style>
    <style:style style:name="P10" style:family="paragraph" style:parent-style-name="Text_20_body" style:list-style-name="L5">
      <style:paragraph-properties fo:margin-top="0cm" fo:margin-bottom="0.159cm" style:contextual-spacing="false" fo:text-align="justify" style:justify-single-word="false" fo:orphans="2" fo:widows="2" fo:padding="0cm" fo:border="none"/>
      <style:text-properties fo:font-variant="normal" fo:text-transform="none" fo:color="#2d3b45" loext:opacity="100%" style:font-name="Lato Extended" fo:font-size="12pt" fo:letter-spacing="normal" fo:font-style="normal" fo:font-weight="normal" fo:background-color="#fafafa" loext:padding="0cm" loext:border="none"/>
    </style:style>
    <style:style style:name="P11" style:family="paragraph" style:parent-style-name="Text_20_body" style:list-style-name="L1">
      <style:paragraph-properties fo:margin-left="0.265cm" fo:margin-right="0.265cm" fo:margin-top="0.318cm" fo:margin-bottom="0.318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2d3b45" loext:opacity="100%" style:font-name="Lato Extended" fo:font-size="12pt" fo:letter-spacing="normal" fo:font-style="normal" fo:font-weight="normal" fo:background-color="#f3f2dc" loext:padding="0cm" loext:border="none"/>
    </style:style>
    <style:style style:name="P12" style:family="paragraph" style:parent-style-name="Text_20_body">
      <style:paragraph-properties fo:margin-left="0cm" fo:margin-right="0cm" fo:margin-top="0.318cm" fo:margin-bottom="0.318cm" style:contextual-spacing="false" fo:text-align="justify" style:justify-single-word="false" fo:orphans="2" fo:widows="2" fo:text-indent="0cm" style:auto-text-indent="false"/>
      <style:text-properties fo:font-variant="normal" fo:text-transform="none" fo:color="#2d3b45" loext:opacity="100%" fo:letter-spacing="normal" fo:background-color="#fafafa" loext:padding="0cm" loext:border="none"/>
    </style:style>
    <style:style style:name="P13" style:family="paragraph" style:parent-style-name="Text_20_body">
      <style:paragraph-properties fo:margin-left="0cm" fo:margin-right="0cm" fo:margin-top="0.318cm" fo:margin-bottom="0.318cm" style:contextual-spacing="false" fo:text-align="justify" style:justify-single-word="false" fo:orphans="2" fo:widows="2" fo:text-indent="0cm" style:auto-text-indent="false"/>
    </style:style>
    <style:style style:name="P14" style:family="paragraph" style:parent-style-name="Text_20_body">
      <style:paragraph-properties fo:margin-left="0.265cm" fo:margin-right="0.265cm" fo:margin-top="0.318cm" fo:margin-bottom="0.318cm" style:contextual-spacing="false" fo:text-align="justify" style:justify-single-word="false" fo:orphans="2" fo:widows="2" fo:text-indent="0cm" style:auto-text-indent="false"/>
    </style:style>
    <style:style style:name="P15" style:family="paragraph" style:parent-style-name="Text_20_body">
      <style:paragraph-properties fo:margin-top="0.529cm" fo:margin-bottom="0.529cm" style:contextual-spacing="false" fo:text-align="justify" style:justify-single-word="false" fo:orphans="2" fo:widows="2"/>
    </style:style>
    <style:style style:name="P16" style:family="paragraph" style:parent-style-name="Text_20_body">
      <style:paragraph-properties fo:margin-top="0.529cm" fo:margin-bottom="0.529cm" style:contextual-spacing="false" fo:text-align="start" style:justify-single-word="false" fo:orphans="2" fo:widows="2"/>
    </style:style>
    <style:style style:name="T1" style:family="text">
      <style:text-properties fo:font-variant="normal" fo:text-transform="none" fo:color="#000000" loext:opacity="100%" style:font-name="Lato Extended" fo:font-size="14pt" fo:letter-spacing="normal" fo:font-style="normal" fo:font-weight="bold" fo:background-color="#bebebe" loext:char-shading-value="0" loext:padding="0cm" loext:border="none"/>
    </style:style>
    <style:style style:name="T2" style:family="text">
      <style:text-properties fo:font-variant="normal" fo:text-transform="none" fo:color="#2d3b45" loext:opacity="100%" style:font-name="Lato Extended" fo:font-size="12pt" fo:letter-spacing="normal" fo:font-style="normal" style:text-underline-style="solid" style:text-underline-width="auto" style:text-underline-color="font-color" fo:font-weight="bold" fo:background-color="#fafafa" loext:char-shading-value="0" loext:padding="0cm" loext:border="none"/>
    </style:style>
    <style:style style:name="T3" style:family="text">
      <style:text-properties fo:font-variant="normal" fo:text-transform="none" fo:color="#2d3b45" loext:opacity="100%" style:font-name="Lato Extended" fo:font-size="12pt" fo:letter-spacing="normal" fo:font-style="normal" style:text-underline-style="solid" style:text-underline-width="auto" style:text-underline-color="font-color" fo:font-weight="normal" fo:background-color="#fafafa" loext:char-shading-value="0" loext:padding="0cm" loext:border="none"/>
    </style:style>
    <style:style style:name="T4" style:family="text">
      <style:text-properties fo:font-variant="normal" fo:text-transform="none" fo:color="#2d3b45" loext:opacity="100%" style:font-name="Lato Extended" fo:font-size="12pt" fo:letter-spacing="normal" fo:font-style="normal" fo:font-weight="normal" fo:background-color="#fafafa" loext:char-shading-value="0" loext:padding="0cm" loext:border="none"/>
    </style:style>
    <style:style style:name="T5" style:family="text">
      <style:text-properties fo:font-variant="normal" fo:text-transform="none" fo:color="#2d3b45" loext:opacity="100%" style:font-name="Lato Extended" fo:font-size="12pt" fo:letter-spacing="normal" fo:font-style="normal" fo:font-weight="bold" fo:background-color="#fafafa" loext:char-shading-value="0" loext:padding="0cm" loext:border="none"/>
    </style:style>
    <style:style style:name="T6" style:family="text">
      <style:text-properties fo:font-variant="normal" fo:text-transform="none" fo:color="#2d3b45" loext:opacity="100%" style:font-name="Lato Extended" fo:font-size="12pt" fo:letter-spacing="normal" fo:font-style="italic" fo:font-weight="normal" fo:background-color="#fafafa" loext:char-shading-value="0" loext:padding="0cm" loext:border="none"/>
    </style:style>
    <style:style style:name="T7" style:family="text">
      <style:text-properties fo:font-variant="normal" fo:text-transform="none" fo:color="#2d3b45" loext:opacity="100%" fo:letter-spacing="normal" fo:background-color="#f3f2dc" loext:char-shading-value="0" loext:padding="0cm" loext:border="none"/>
    </style:style>
    <style:style style:name="T8" style:family="text">
      <style:text-properties fo:font-variant="normal" fo:text-transform="none" fo:color="#2d3b45" loext:opacity="100%" fo:letter-spacing="normal" fo:background-color="#fafafa" loext:char-shading-value="0" loext:padding="0cm" loext:border="none"/>
    </style:style>
    <style:style style:name="T9" style:family="text">
      <style:text-properties fo:font-variant="normal" fo:text-transform="none" fo:color="#2d3b45" loext:opacity="100%" fo:letter-spacing="normal" style:text-underline-style="solid" style:text-underline-width="auto" style:text-underline-color="font-color" fo:background-color="#fafafa" loext:char-shading-value="0" loext:padding="0cm" loext:border="none"/>
    </style:style>
    <style:style style:name="T10" style:family="text">
      <style:text-properties fo:font-variant="normal" fo:text-transform="none" fo:color="#366b68" loext:opacity="100%" style:font-name="Lato Extended" fo:font-size="12pt" fo:letter-spacing="normal" fo:font-style="normal" fo:font-weight="bold" fo:background-color="#f3f2dc" loext:char-shading-value="0" loext:padding="0cm" loext:border="none"/>
    </style:style>
    <style:style style:name="T11" style:family="text">
      <style:text-properties fo:font-variant="normal" fo:text-transform="none" fo:color="#ffffff" loext:opacity="100%" style:font-name="Lato Extended" fo:font-size="12pt" fo:letter-spacing="normal" fo:font-style="normal" fo:font-weight="bold" fo:background-color="#504d4e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16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16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16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16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16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direct-share-mount-point">
        <text:p text:style-name="P1"/>
      </text:section>
      <text:p text:style-name="P2"><draw:frame draw:style-name="fr2" draw:name="Figura1" text:anchor-type="as-char" svg:width="2cm" style:rel-width="100%" svg:height="5.027cm" draw:z-index="0"><draw:image xlink:href="https://pucminas.instructure.com/courses/127986/files/6816777/download" xlink:type="simple" xlink:show="embed" xlink:actuate="onLoad"/><svg:title>etaks</svg:title></draw:frame></text:p>
      <text:p text:style-name="P3"><text:span text:style-name="Strong_20_Emphasis"><text:span text:style-name="T1">UNIDADE I</text:span></text:span></text:p>
      <text:p text:style-name="P13"><text:span text:style-name="Strong_20_Emphasis"><text:span text:style-name="T2">Inteligência Artificial</text:span></text:span><text:span text:style-name="T4"><text:line-break/><text:line-break/>Caro(a) aluno(a),</text:span></text:p>
      <text:p text:style-name="P4">Esta unidade tem como objetivo explicar os princípios e conceitos da Inteligência Artificial (IA). Você irá estudar as principais áreas de aplicação da IA e a forma como ela se propõe a resolver os mais variados tipos de problema. Você irá entender o que é Computação Cognitiva, Aprendizado de Máquina, Processamento de Linguagem Natural, Deep Learning, Visão computacional. São discutidas as questões éticas e o impacto da IA na sociedade.</text:p>
      <text:p text:style-name="P12"> </text:p>
      <text:p text:style-name="P14"><text:span text:style-name="Strong_20_Emphasis"><text:span text:style-name="T7"><draw:frame draw:style-name="fr1" draw:name="Figura2" text:anchor-type="as-char" svg:width="1.191cm" svg:height="1.191cm" draw:z-index="1"><draw:image xlink:href="https://pucminas.instructure.com/courses/127986/files/6816811/download" xlink:type="simple" xlink:show="embed" xlink:actuate="onLoad"/><svg:title>desktop.png</svg:title></draw:frame></text:span></text:span><text:span text:style-name="Strong_20_Emphasis"><text:span text:style-name="T7"> </text:span></text:span><text:span text:style-name="Strong_20_Emphasis"><text:span text:style-name="T10">Objetivos da unidade:</text:span></text:span></text:p>
      <text:list xml:id="list1690425293" text:style-name="L1">
        <text:list-item>
          <text:p text:style-name="P11">Ao final desta unidade, você deverá ser capaz de compreender os conceitos básicos IA e suas áreas de aplicação</text:p>
          <text:p text:style-name="P11">Desenvolverá a habilidade para identificar qual técnica de IA é mais adequada para resolver cada tipo de problema.</text:p>
          <text:p text:style-name="P11">Conseguirá identificar Oportunidades do uso de IA em projetos de Sistemas Inteligentes e quais os impactos éticos dessa utilização.</text:p>
        </text:list-item>
      </text:list>
      <text:p text:style-name="P12"> </text:p>
      <text:p text:style-name="P15"><text:span text:style-name="Strong_20_Emphasis"><text:span text:style-name="T11">Temáticas da unidade</text:span></text:span></text:p>
      <text:p text:style-name="P15"><text:soft-page-break/></text:p>
      <text:list xml:id="list1693276909" text:style-name="L2">
        <text:list-item>
          <text:p text:style-name="P5">Os conteúdos que você irá estudar são: Aplicações e exemplos de IA; Domínios de aplicação; Impactos; Conceitos e terminologias de IA; Computação cognitiva, percepção, aprendizado e raciocínio; Aprendizado de máquina; Deep Learning; NLP, fala e visão computacional; Considerações éticas e impacto na sociedade.</text:p>
        </text:list-item>
      </text:list>
      <text:p text:style-name="P15"><text:span text:style-name="Strong_20_Emphasis"><text:span text:style-name="T11">Referências Bibliográficas</text:span></text:span></text:p>
      <text:p text:style-name="P13"><text:span text:style-name="T4">[1] COPPIN, Ben. Inteligência artificial. Rio de Janeiro LTC 2010. ISBN 978-85-216-2936-8. (</text:span><text:a xlink:type="simple" xlink:href="http://search.ebscohost.com/login.aspx?direct=true&amp;db=edsmib&amp;AN=edsmib.000007131&amp;lang=pt-br&amp;site=eds-live" office:target-frame-name="_blank" xlink:show="new" text:style-name="Internet_20_link" text:visited-style-name="Visited_20_Internet_20_Link"><text:span text:style-name="T3">Livro Eletrônico</text:span></text:a><text:span text:style-name="T4">)</text:span></text:p>
      <text:list xml:id="list1278776249" text:style-name="L3">
        <text:list-item>
          <text:p text:style-name="P6">Capítulo 1: Introdução à Inteligência Artificial</text:p>
        </text:list-item>
      </text:list>
      <text:p text:style-name="P13"><text:span text:style-name="T4">[2] RUSSELL, S. J.; NORVIG, P. </text:span><text:span text:style-name="Strong_20_Emphasis"><text:span text:style-name="T5">Inteligência artificial</text:span></text:span><text:span text:style-name="T4">. </text:span><text:span text:style-name="T6">[s. l.]</text:span><text:span text:style-name="T4">: Elsevier, 2013. ISBN 9788535237016. (Livro Físico disponível nas bibliotecas de todas Unidades da PUC Minas).</text:span></text:p>
      <text:list xml:id="list430372775" text:style-name="L4">
        <text:list-item>
          <text:p text:style-name="P7">Capítulo 1 - Introdução</text:p>
        </text:list-item>
        <text:list-item>
          <text:p text:style-name="P8">Capítulo 2 - Agentes Inteligentes</text:p>
        </text:list-item>
      </text:list>
      <text:p text:style-name="P13"><text:span text:style-name="T4">[3] FACELI, Katti; LORENA, Ana Carolina; GAMA, João; CARVALHO, André Carlos Ponce de Leon Ferreira de. Inteligência artificial: uma abordagem de aprendizado de máquina. Rio de Janeiro: LTC, 2011. ISBN 978-85-216-2146-1. (</text:span><text:a xlink:type="simple" xlink:href="http://search.ebscohost.com/login.aspx?direct=true&amp;db=edsmib&amp;AN=edsmib.000002519&amp;lang=pt-br&amp;site=eds-live" office:target-frame-name="_blank" xlink:show="new" text:style-name="Internet_20_link" text:visited-style-name="Visited_20_Internet_20_Link"><text:span text:style-name="T3">Livro Eletrônico</text:span></text:a><text:span text:style-name="T4">)</text:span></text:p>
      <text:list xml:id="list1676173809" text:style-name="L5">
        <text:list-item>
          <text:p text:style-name="P9">Capítulo 1 - Inteligência Artificial e Aprendizado de Máquina</text:p>
        </text:list-item>
        <text:list-item>
          <text:p text:style-name="P10">Parte V - Aplicações</text:p>
        </text:list-item>
        <text:list-item>
          <text:p text:style-name="P10">Parte VI - Tendências Futuras</text:p>
        </text:list-item>
      </text:list>
      <text:p text:style-name="P13"><text:span text:style-name="Strong_20_Emphasis"><text:span text:style-name="T8">➔ </text:span></text:span><text:span text:style-name="T4">Acesse o site da </text:span><text:a xlink:type="simple" xlink:href="http://portal.pucminas.br/biblioteca" office:target-frame-name="_blank" xlink:show="new" text:style-name="Internet_20_link" text:visited-style-name="Visited_20_Internet_20_Link"><text:span text:style-name="T3">Biblioteca PUC Minas </text:span></text:a></text:p>
      <text:p text:style-name="P16"><text:span text:style-name="Strong_20_Emphasis"><text:span text:style-name="T11">Metodologia do Processo de Ensino e Aprendizagem</text:span></text:span></text:p>
      <text:p text:style-name="P4">Você deverá, inicialmente, assistir às videoaulas disponíveis no ambiente. A partir da videoaula, deverá ler e estudar o material escrito disponível e elaborado pelo autor. Os principais materiais disponíveis são dos slides do curso e a síntese da disciplina.</text:p>
      <text:p text:style-name="P4">Os capítulos do livro possuem uma abordagem mais aprofundada do assunto, e deverá ser estudado para sanar dúvidas relativas ao conteúdo e assimilar novos conteúdos relacionados ao tema.</text:p>
      <text:p text:style-name="P13"><text:soft-page-break/><text:span text:style-name="T4">Você deve fazer as atividades de fixação e de revisão propostas no </text:span><text:a xlink:type="simple" xlink:href="https://pucminas.instructure.com/courses/127986/pages/cronograma" text:style-name="Internet_20_link" text:visited-style-name="Visited_20_Internet_20_Link"><text:span text:style-name="T3">cronograma</text:span></text:a><text:span text:style-name="T4">.</text:span></text:p>
      <text:p text:style-name="P13"><text:span text:style-name="T4">Aproveite ao máximo o material preparado para você. Caso possua qualquer dúvida sobre o conteúdo e/ou atividade, entre em contato conosco, por meio do link </text:span><text:span text:style-name="Emphasis"><text:span text:style-name="T6">Atendimento</text:span></text:span><text:span text:style-name="T4">. Vamos procurar ajudá-lo(a) da melhor forma possível.</text:span></text:p>
      <text:p text:style-name="P4">Desejamos a você bons estudos!</text:p>
      <text:p text:style-name="P13"><text:span text:style-name="Strong_20_Emphasis"><text:span text:style-name="T8">➔</text:span></text:span><text:a xlink:type="simple" xlink:href="https://pucminas.instructure.com/courses/127986/pages/unidade-i-inteligencia-artificial" text:style-name="Internet_20_link" text:visited-style-name="Visited_20_Internet_20_Link"><text:span text:style-name="Strong_20_Emphasis"><text:span text:style-name="T9"> </text:span></text:span></text:a><text:a xlink:type="simple" xlink:href="https://pucminas.instructure.com/courses/127986/pages/unidade-i-inteligencia-artificial" text:style-name="Internet_20_link" text:visited-style-name="Visited_20_Internet_20_Link"><text:span text:style-name="Strong_20_Emphasis"><text:span text:style-name="T2">Começar pelo conteúdo da Unidade I</text:span></text:span>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2:15:16.519032329</meta:creation-date>
    <dc:date>2022-09-03T12:16:29.970881215</dc:date>
    <meta:editing-duration>PT1M14S</meta:editing-duration>
    <meta:editing-cycles>1</meta:editing-cycles>
    <meta:document-statistic meta:table-count="0" meta:image-count="2" meta:object-count="0" meta:page-count="3" meta:paragraph-count="30" meta:word-count="438" meta:character-count="2867" meta:non-whitespace-character-count="2461"/>
    <meta:generator>LibreOffice/7.3.5.2$Linux_X86_64 LibreOffice_project/30$Build-2</meta:generator>
  </office:meta>
</office:document-meta>
</file>